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arj-table-par">
      <style:paragraph-properties fo:margin-top="0cm" fo:margin-bottom="0.494cm" style:snap-to-layout-grid="false"/>
    </style:style>
    <style:style style:name="P8" style:family="paragraph" style:parent-style-name="footereven">
      <style:paragraph-properties fo:margin-left="0cm" fo:margin-right="0cm" fo:text-indent="0cm" style:auto-text-indent="false"/>
    </style:style>
    <style:style style:name="P9" style:family="paragraph" style:parent-style-name="arj-docid">
      <style:paragraph-properties fo:margin-left="0cm" fo:margin-right="0cm" fo:text-indent="0cm" style:auto-text-indent="false"/>
    </style:style>
    <style:style style:name="P10" style:family="paragraph" style:parent-style-name="Standard">
      <style:text-properties style:font-size-complex="11pt"/>
    </style:style>
    <style:style style:name="P11"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12" style:family="paragraph" style:parent-style-name="arj-table-par">
      <style:paragraph-properties fo:margin-top="0cm" fo:margin-bottom="0cm" style:snap-to-layout-grid="false"/>
    </style:style>
    <style:style style:name="P13" style:family="paragraph" style:parent-style-name="Heading_20_2">
      <style:paragraph-properties fo:margin-top="0cm" fo:margin-bottom="0cm"/>
      <style:text-properties fo:language="en" fo:country="GB"/>
    </style:style>
    <style:style style:name="P14" style:family="paragraph" style:parent-style-name="Contents_20_2">
      <style:paragraph-properties>
        <style:tab-stops>
          <style:tab-stop style:position="16.588cm" style:type="right" style:leader-style="dotted" style:leader-text="."/>
        </style:tab-stops>
      </style:paragraph-properties>
    </style:style>
    <style:style style:name="P15"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16" style:family="paragraph" style:parent-style-name="arj-chaptertitle">
      <style:paragraph-properties fo:margin-left="1.55cm" fo:margin-right="0cm" fo:margin-top="0.42cm" fo:margin-bottom="0.99cm" fo:text-indent="0cm" style:auto-text-indent="false"/>
      <style:text-properties fo:language="en" fo:country="US"/>
    </style:style>
    <style:style style:name="P17" style:family="paragraph" style:parent-style-name="arj-table-par">
      <style:paragraph-properties fo:margin-top="0.494cm" fo:margin-bottom="0cm"/>
    </style:style>
    <style:style style:name="P18" style:family="paragraph" style:parent-style-name="Heading_20_2">
      <style:paragraph-properties fo:margin-top="0.423cm" fo:margin-bottom="0.494cm"/>
    </style:style>
    <style:style style:name="P19" style:family="paragraph" style:parent-style-name="Standard" style:list-style-name="WW8Num13">
      <style:paragraph-properties fo:margin-left="0cm" fo:margin-right="0cm" fo:margin-top="0.494cm" fo:margin-bottom="0cm" fo:text-indent="0cm" style:auto-text-indent="false"/>
      <style:text-properties style:font-size-complex="11pt"/>
    </style:style>
    <style:style style:name="P20"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1" style:family="paragraph" style:parent-style-name="Standard" style:list-style-name="WW8Num17">
      <style:paragraph-properties fo:margin-left="0cm" fo:margin-right="0cm" fo:margin-top="0.494cm" fo:margin-bottom="0cm" fo:text-indent="0cm" style:auto-text-indent="false"/>
    </style:style>
    <style:style style:name="P22" style:family="paragraph" style:parent-style-name="Standard" style:list-style-name="WW8Num13">
      <style:paragraph-properties fo:margin-left="0cm" fo:margin-right="0cm" fo:margin-top="0cm" fo:margin-bottom="0cm" fo:text-indent="0cm" style:auto-text-indent="false"/>
      <style:text-properties style:font-size-complex="11pt"/>
    </style:style>
    <style:style style:name="P23"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4"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5"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6"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7" style:family="paragraph" style:parent-style-name="Standard" style:list-style-name="WW8Num17">
      <style:paragraph-properties fo:margin-left="0cm" fo:margin-right="0cm" fo:margin-top="0cm" fo:margin-bottom="0cm" fo:text-indent="0cm" style:auto-text-indent="false"/>
    </style:style>
    <style:style style:name="P28" style:family="paragraph" style:parent-style-name="Standard" style:list-style-name="WW8Num17">
      <style:paragraph-properties fo:margin-left="0cm" fo:margin-right="0cm" fo:margin-top="0cm" fo:margin-bottom="0cm" fo:text-indent="0cm" style:auto-text-indent="false"/>
      <style:text-properties fo:language="fr" fo:country="FR"/>
    </style:style>
    <style:style style:name="P29" style:family="paragraph" style:parent-style-name="Standard" style:list-style-name="WW8Num17">
      <style:paragraph-properties fo:margin-left="0cm" fo:margin-right="0cm" fo:margin-top="0cm" fo:margin-bottom="0cm" fo:text-indent="0cm" style:auto-text-indent="false"/>
    </style:style>
    <style:style style:name="P30" style:family="paragraph" style:parent-style-name="Standard" style:list-style-name="WW8Num17">
      <style:paragraph-properties fo:margin-left="0cm" fo:margin-right="0cm" fo:margin-top="0cm" fo:margin-bottom="0cm" fo:text-indent="0cm" style:auto-text-indent="false"/>
    </style:style>
    <style:style style:name="P31" style:family="paragraph" style:parent-style-name="Standard" style:list-style-name="WW8Num17">
      <style:paragraph-properties fo:margin-left="0cm" fo:margin-right="0cm" fo:margin-top="0cm" fo:margin-bottom="0cm" fo:text-indent="0cm" style:auto-text-indent="false"/>
    </style:style>
    <style:style style:name="P32" style:family="paragraph" style:parent-style-name="Standard" style:list-style-name="WW8Num17">
      <style:paragraph-properties fo:margin-left="0cm" fo:margin-right="0cm" fo:margin-top="0cm" fo:margin-bottom="0cm" fo:text-indent="0cm" style:auto-text-indent="false"/>
    </style:style>
    <style:style style:name="P33" style:family="paragraph" style:parent-style-name="Standard" style:list-style-name="WW8Num17">
      <style:paragraph-properties fo:margin-left="0cm" fo:margin-right="0cm" fo:margin-top="0cm" fo:margin-bottom="0cm" fo:text-indent="0cm" style:auto-text-indent="false"/>
    </style:style>
    <style:style style:name="P34" style:family="paragraph" style:parent-style-name="Standard" style:list-style-name="WW8Num17">
      <style:paragraph-properties fo:margin-left="0cm" fo:margin-right="0cm" fo:margin-top="0cm" fo:margin-bottom="0cm" fo:text-indent="0cm" style:auto-text-indent="false"/>
    </style:style>
    <style:style style:name="P35" style:family="paragraph" style:parent-style-name="Standard" style:list-style-name="WW8Num17">
      <style:paragraph-properties fo:margin-left="0cm" fo:margin-right="0cm" fo:margin-top="0cm" fo:margin-bottom="0cm" fo:text-indent="0cm" style:auto-text-indent="false"/>
    </style:style>
    <style:style style:name="P36" style:family="paragraph" style:parent-style-name="Standard" style:list-style-name="WW8Num13">
      <style:paragraph-properties fo:margin-left="0cm" fo:margin-right="0cm" fo:margin-top="0cm" fo:margin-bottom="0.494cm" fo:text-indent="0cm" style:auto-text-indent="false"/>
      <style:text-properties style:font-size-complex="11pt"/>
    </style:style>
    <style:style style:name="P37"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38" style:family="paragraph" style:parent-style-name="Standard" style:list-style-name="WW8Num17">
      <style:paragraph-properties fo:margin-left="0cm" fo:margin-right="0cm" fo:margin-top="0cm" fo:margin-bottom="0.494cm" fo:text-indent="0cm" style:auto-text-indent="false"/>
    </style:style>
    <style:style style:name="P39" style:family="paragraph" style:parent-style-name="Standard" style:list-style-name="WW8Num12">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0" style:family="paragraph" style:parent-style-name="Standard" style:list-style-name="WW8Num16">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1" style:family="paragraph" style:parent-style-name="Standard" style:list-style-name="WW8Num12">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2" style:family="paragraph" style:parent-style-name="Standard" style:list-style-name="WW8Num16">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3"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4"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5"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6"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7"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8"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9"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1" style:family="paragraph" style:parent-style-name="Heading_20_1" style:master-page-name="">
      <style:paragraph-properties fo:margin-top="0.22cm" fo:margin-bottom="0.109cm">
        <style:tab-stops/>
      </style:paragraph-properties>
    </style:style>
    <style:style style:name="P52" style:family="paragraph" style:parent-style-name="arj-chapternumber" style:master-page-name="Convert_20_3"/>
    <style:style style:name="P53" style:family="paragraph" style:parent-style-name="arj-chapter-nonumber" style:master-page-name="Convert_20_2"/>
    <style:style style:name="P54"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text-properties style:font-name="Courier New1"/>
    </style:style>
    <style:style style:name="T19" style:family="text">
      <style:text-properties style:font-name="Courier New1" fo:font-size="10pt" style:font-size-asian="10pt" style:font-size-complex="10pt"/>
    </style:style>
    <style:style style:name="T20"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arj-title"/>
      <text:p text:style-name="arj-title"/>
      <text:p text:style-name="arj-title"/>
      <text:p text:style-name="arj-title"/>
      <text:p text:style-name="arj-title"><text:bookmark-start text:name="prodname"/><text:text-input text:description="prodname">ArjunaCore 4.5.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1-15T22:56:54">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5"><text:line-break/>About This Guide<text:tab/>4</text:p>
          <text:p text:style-name="P14">What This Guide Contains<text:tab/>4</text:p>
          <text:p text:style-name="P14">Audience<text:tab/>4</text:p>
          <text:p text:style-name="P14">Prerequisites<text:tab/>4</text:p>
          <text:p text:style-name="P14">Organization<text:tab/>4</text:p>
          <text:p text:style-name="P14">Documentation Conventions<text:tab/>4</text:p>
          <text:p text:style-name="P14">Additional Documentation<text:tab/>5</text:p>
          <text:p text:style-name="P14">Contacting Us<text:tab/>5</text:p>
          <text:p text:style-name="P15">Administration of ArjunaCore<text:tab/>6</text:p>
          <text:p text:style-name="P14">Introduction<text:tab/>6</text:p>
          <text:p text:style-name="P14">ObjectStore management<text:tab/>6</text:p>
          <text:p text:style-name="P14">ArjunaCore runtime information<text:tab/>7</text:p>
          <text:p text:style-name="P14">Failure recovery administration<text:tab/>7</text:p>
          <text:p text:style-name="P14">The Recovery Manager<text:tab/>7</text:p>
          <text:p text:style-name="P14">Configuring the Recovery Manager<text:tab/>8</text:p>
          <text:p text:style-name="P14">Output<text:tab/>8</text:p>
          <text:p text:style-name="P14">Periodic Recovery<text:tab/>10</text:p>
          <text:p text:style-name="P14">Expired entry removal<text:tab/>12</text:p>
          <text:p text:style-name="P14">Errors and Exceptions<text:tab/>12</text:p>
        </text:index-body>
      </text:table-of-content>
      <text:p text:style-name="P5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52" text:outline-level="1"/>
      <text:p text:style-name="P16">Administration of <text:span text:style-name="T5">ArjunaCore</text:span></text:p>
      <text:p text:style-name="P51">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8"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8"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text:style-name="WW8Num13">
        <text:list-item>
          <text:p text:style-name="P19">Debugging level: this is where the log request with the DEBUG Level is generated from, e.g., constructors or basic methods. </text:p>
        </text:list-item>
        <text:list-item>
          <text:p text:style-name="P22">Visibility level: the visibility of the constructor, method, etc. that generates the debugging. </text:p>
        </text:list-item>
        <text:list-item>
          <text:p text:style-name="P3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text:style-name="WW8Num12">
        <text:list-item>
          <text:p text:style-name="P39"><text:span text:style-name="T12">NO_DEBUGGING</text:span><text:span text:style-name="T14">:  No diagnostics. <text:line-break/>A logger object assigned with this values discard all debug requests </text:span></text:p>
        </text:list-item>
        <text:list-item>
          <text:p text:style-name="P41"><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text:style-name="WW8Num16">
        <text:list-item>
          <text:p text:style-name="P40"><text:span text:style-name="T12">CONSTRUCTORS</text:span><text:span text:style-name="T14">: Diagnostics from constructors. </text:span></text:p>
        </text:list-item>
        <text:list-item>
          <text:p text:style-name="P43"><text:span text:style-name="T12">DESTRUCTORS</text:span><text:span text:style-name="T14">:  Diagnostics from finalizers. </text:span></text:p>
        </text:list-item>
        <text:list-item>
          <text:p text:style-name="P43"><text:span text:style-name="T12">CONSTRUCT_AND_DESTRUCT</text:span><text:span text:style-name="T14">: Diagnostics from constructors and finalizers. </text:span></text:p>
        </text:list-item>
        <text:list-item>
          <text:p text:style-name="P43"><text:span text:style-name="T12">FUNCTIONS</text:span><text:span text:style-name="T14">:  Diagnostics from functions. </text:span></text:p>
        </text:list-item>
        <text:list-item>
          <text:p text:style-name="P43"><text:span text:style-name="T12">OPERATORS</text:span><text:span text:style-name="T14">:  Diagnostics from operators, such as equals. </text:span></text:p>
        </text:list-item>
        <text:list-item>
          <text:p text:style-name="P43"><text:span text:style-name="T12">FUNCS_AND_OPS</text:span><text:span text:style-name="T14">: Diagnostics from functions and operations. </text:span></text:p>
        </text:list-item>
        <text:list-item>
          <text:p text:style-name="P43"><text:span text:style-name="T12">ALL_NON_TRIVIAL</text:span><text:span text:style-name="T14">: Diagnostics from all non-trivial operations. </text:span></text:p>
        </text:list-item>
        <text:list-item>
          <text:p text:style-name="P43"><text:span text:style-name="T12">TRIVIAL_FUNCS</text:span><text:span text:style-name="T14">:  Diagnostics from trivial functions. </text:span></text:p>
        </text:list-item>
        <text:list-item>
          <text:p text:style-name="P43"><text:span text:style-name="T12">TRIVIAL_OPERATORS</text:span><text:span text:style-name="T14">: Diagnostics from trivial operations, and operators. </text:span></text:p>
        </text:list-item>
        <text:list-item>
          <text:p text:style-name="P42"><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text:style-name="WW8Num11">
        <text:list-item>
          <text:p text:style-name="P20">VIS_NONE:  No Diagnostic </text:p>
        </text:list-item>
        <text:list-item>
          <text:p text:style-name="P23">VIS_PRIVATE :  only from private methods. </text:p>
        </text:list-item>
        <text:list-item>
          <text:p text:style-name="P23">VIS_PROTECTED  only from protected methods. </text:p>
        </text:list-item>
        <text:list-item>
          <text:p text:style-name="P23">VIS_PUBLIC   only from public methods. </text:p>
        </text:list-item>
        <text:list-item>
          <text:p text:style-name="P23">VIS_PACKAGE   only from package methods. </text:p>
        </text:list-item>
        <text:list-item>
          <text:p text:style-name="P37">VIS_ALL:  Full Diagnostic </text:p>
        </text:list-item>
      </text:list>
      <text:p text:style-name="Standard">Facility Code – JBossTS uses the following values defined in the class <text:span text:style-name="T10">com.arjuna.common.util.logging.VisibilityLevel</text:span></text:p>
      <text:list text:style-name="WW8Num17">
        <text:list-item>
          <text:p text:style-name="P21">FAC_ATOMIC_ACTION = 0x0000001 (atomic action core module).</text:p>
        </text:list-item>
        <text:list-item>
          <text:p text:style-name="P27">FAC_BUFFER_MAN = 0x00000004 (state management (buffer) classes).</text:p>
        </text:list-item>
        <text:list-item>
          <text:p text:style-name="P28">FAC_ABSTRACT_REC = 0x00000008 (abstract records).</text:p>
        </text:list-item>
        <text:list-item>
          <text:p text:style-name="P27">FAC_OBJECT_STORE = 0x00000010 (object store implementations).</text:p>
        </text:list-item>
        <text:list-item>
          <text:p text:style-name="P27">FAC_STATE_MAN = 0x00000020 (state management and StateManager).</text:p>
        </text:list-item>
        <text:list-item>
          <text:p text:style-name="P27">FAC_SHMEM = 0x00000040 (shared memory implementation classes).</text:p>
        </text:list-item>
        <text:list-item>
          <text:p text:style-name="P27">FAC_GENERAL = 0x00000080 (general classes).</text:p>
        </text:list-item>
        <text:list-item>
          <text:p text:style-name="P27">FAC_CRASH_RECOVERY = 0x00000800 (detailed trace of crash recovery module and classes).</text:p>
        </text:list-item>
        <text:list-item>
          <text:p text:style-name="P27">FAC_THREADING = 0x00002000 (threading classes).</text:p>
        </text:list-item>
        <text:list-item>
          <text:p text:style-name="P27">AC_JDBC = 0x00008000 (JDBC 1.0 and 2.0 support).</text:p>
        </text:list-item>
        <text:list-item>
          <text:p text:style-name="P38">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18"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22cm" fo:margin-bottom="0.109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Footer_20_left" style:display-name="Footer left" style:family="paragraph" style:parent-style-name="Standard" style:class="extra" style:master-page-name="">
      <style:paragraph-properties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5" style:master-page-name="">
      <style:paragraph-properties fo:margin-left="-0.011cm" fo:margin-right="0cm" fo:margin-top="0.212cm" fo:margin-bottom="0.212cm" fo:text-align="justify" style:justify-single-word="false" fo:text-indent="0cm" style:auto-text-indent="false" fo:padding-left="0.141cm" fo:padding-right="0cm" fo:padding-top="0cm" fo:padding-bottom="0cm" fo:border-left="0.035cm solid #000000" fo:border-right="none" fo:border-top="none" fo:border-bottom="none">
        <style:tab-stops>
          <style:tab-stop style:position="3.799cm"/>
          <style:tab-stop style:position="3.821cm"/>
        </style:tab-stops>
      </style:paragraph-properties>
      <style:text-properties style:font-name="Arial"/>
    </style:style>
    <style:style style:name="arj-caution" style:family="paragraph" style:parent-style-name="arj-note" style:next-style-name="Standard" style:list-style-name="WW8Num21">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011cm" fo:margin-bottom="0cm" fo:text-align="start" style:justify-single-word="false" fo:orphans="2" fo:text-indent="0cm" style:auto-text-indent="false" fo:background-color="transparent" style:shadow="none" fo:keep-with-next="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9">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706cm" fo:margin-bottom="0.494cm">
        <style:tab-stops>
          <style:tab-stop style:position="14.559cm" style:type="right"/>
        </style:tab-stops>
      </style:paragraph-properties>
      <style:text-properties style:font-name="Times New Roman1"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prefix="Chapter"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51cm" text:min-label-width="0.635cm"/>
        <style:text-properties style:font-name="Symbol"/>
      </text:list-level-style-bullet>
      <text:list-level-style-bullet text:level="2" text:style-name="WW8Num17z1" style:num-suffix="." text:bullet-char="o">
        <style:list-level-properties text:space-before="3.221cm" text:min-label-width="0.635cm"/>
        <style:text-properties style:font-name="Courier New1"/>
      </text:list-level-style-bullet>
      <text:list-level-style-bullet text:level="3" text:style-name="WW8Num17z2" style:num-suffix="." text:bullet-char="">
        <style:list-level-properties text:space-before="4.491cm" text:min-label-width="0.635cm"/>
        <style:text-properties style:font-name="Wingdings"/>
      </text:list-level-style-bullet>
      <text:list-level-style-bullet text:level="4" text:style-name="WW8Num17z0" style:num-suffix="." text:bullet-char="">
        <style:list-level-properties text:space-before="5.761cm" text:min-label-width="0.635cm"/>
        <style:text-properties style:font-name="Symbol"/>
      </text:list-level-style-bullet>
      <text:list-level-style-bullet text:level="5" text:style-name="WW8Num17z1" style:num-suffix="." text:bullet-char="o">
        <style:list-level-properties text:space-before="7.031cm" text:min-label-width="0.635cm"/>
        <style:text-properties style:font-name="Courier New1"/>
      </text:list-level-style-bullet>
      <text:list-level-style-bullet text:level="6" text:style-name="WW8Num17z2" style:num-suffix="." text:bullet-char="">
        <style:list-level-properties text:space-before="8.301cm" text:min-label-width="0.635cm"/>
        <style:text-properties style:font-name="Wingdings"/>
      </text:list-level-style-bullet>
      <text:list-level-style-bullet text:level="7" text:style-name="WW8Num17z0" style:num-suffix="." text:bullet-char="">
        <style:list-level-properties text:space-before="9.571cm" text:min-label-width="0.635cm"/>
        <style:text-properties style:font-name="Symbol"/>
      </text:list-level-style-bullet>
      <text:list-level-style-bullet text:level="8" text:style-name="WW8Num17z1" style:num-suffix="." text:bullet-char="o">
        <style:list-level-properties text:space-before="10.841cm" text:min-label-width="0.635cm"/>
        <style:text-properties style:font-name="Courier New1"/>
      </text:list-level-style-bullet>
      <text:list-level-style-bullet text:level="9" text:style-name="WW8Num17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05cm" text:min-label-width="0.6cm"/>
        <style:text-properties style:font-name="Symbol"/>
      </text:list-level-style-bullet>
      <text:list-level-style-bullet text:level="2" text:style-name="WW8Num22z0" style:num-suffix="." text:bullet-char="">
        <style:list-level-properties text:space-before="2.905cm" text:min-label-width="0.6cm"/>
        <style:text-properties style:font-name="Symbol"/>
      </text:list-level-style-bullet>
      <text:list-level-style-bullet text:level="3" text:style-name="WW8Num22z2"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669cm" text:min-label-width="0.635cm"/>
        <style:text-properties style:font-name="Symbol"/>
      </text:list-level-style-bullet>
      <text:list-level-style-bullet text:level="5" text:style-name="WW8Num22z3" style:num-suffix="." text:bullet-char="">
        <style:list-level-properties text:space-before="6.304cm" text:min-label-width="0.635cm"/>
        <style:text-properties style:font-name="Symbol"/>
      </text:list-level-style-bullet>
      <text:list-level-style-bullet text:level="6" text:style-name="WW8Num22z2" style:num-suffix="." text:bullet-char="">
        <style:list-level-properties text:space-before="6.939cm" text:min-label-width="0.635cm"/>
        <style:text-properties style:font-name="Wingdings"/>
      </text:list-level-style-bullet>
      <text:list-level-style-bullet text:level="7" text:style-name="WW8Num22z2" style:num-suffix="." text:bullet-char="">
        <style:list-level-properties text:space-before="7.574cm" text:min-label-width="0.635cm"/>
        <style:text-properties style:font-name="Wingdings"/>
      </text:list-level-style-bullet>
      <text:list-level-style-bullet text:level="8" text:style-name="WW8Num22z3" style:num-suffix="." text:bullet-char="">
        <style:list-level-properties text:space-before="8.209cm" text:min-label-width="0.635cm"/>
        <style:text-properties style:font-name="Symbol"/>
      </text:list-level-style-bullet>
      <text:list-level-style-bullet text:level="9" text:style-name="WW8Num22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51cm" text:min-label-width="0.6cm"/>
        <style:text-properties style:font-name="Symbol"/>
      </text:list-level-style-bullet>
      <text:list-level-style-bullet text:level="2" text:style-name="WW8Num23z1" style:num-suffix="." text:bullet-char="">
        <style:list-level-properties text:space-before="2.951cm" text:min-label-width="0.6cm"/>
        <style:text-properties style:font-name="Wingdings"/>
      </text:list-level-style-bullet>
      <text:list-level-style-bullet text:level="3" text:style-name="WW8Num23z1"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3" style:num-suffix="." text:bullet-char="">
        <style:list-level-properties text:space-before="6.35cm" text:min-label-width="0.635cm"/>
        <style:text-properties style:font-name="Symbol"/>
      </text:list-level-style-bullet>
      <text:list-level-style-bullet text:level="6" text:style-name="WW8Num23z5" style:num-suffix="." text:bullet-char="">
        <style:list-level-properties text:space-before="6.985cm" text:min-label-width="0.635cm"/>
        <style:text-properties style:font-name="Wingdings"/>
      </text:list-level-style-bullet>
      <text:list-level-style-bullet text:level="7" text:style-name="WW8Num23z5" style:num-suffix="." text:bullet-char="">
        <style:list-level-properties text:space-before="7.62cm" text:min-label-width="0.635cm"/>
        <style:text-properties style:font-name="Wingdings"/>
      </text:list-level-style-bullet>
      <text:list-level-style-bullet text:level="8" text:style-name="WW8Num23z3" style:num-suffix="." text:bullet-char="">
        <style:list-level-properties text:space-before="8.255cm" text:min-label-width="0.635cm"/>
        <style:text-properties style:font-name="Symbol"/>
      </text:list-level-style-bullet>
      <text:list-level-style-bullet text:level="9" text:style-name="WW8Num2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footereven">
      <style:paragraph-properties fo:margin-left="0cm" fo:margin-right="0cm" fo:text-indent="0cm" style:auto-text-indent="false"/>
    </style:style>
    <style:style style:name="P5" style:family="paragraph" style:parent-style-name="headerodd">
      <style:paragraph-properties fo:margin-top="0cm" fo:margin-bottom="0.494cm"/>
    </style:style>
    <style:style style:name="P6" style:family="paragraph" style:parent-style-name="headereven">
      <style:paragraph-properties fo:margin-top="0cm" fo:margin-bottom="0.494cm"/>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9-01-15T22:56:54">1/15/09</text:date><text:tab/><text:page-number text:select-page="current">13</text:page-number></text:p>
      </style:footer>
      <style:footer-left>
        <text:p text:style-name="P4"><text:page-number text:select-page="current">13</text:page-number><text:tab/><text:reference-ref text:reference-format="text" text:ref-name="did">AC-AG-</text:reference-ref>-<text:date style:data-style-name="N30" text:date-value="2009-01-15T22:56:54">1/15/09</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9-01-15T22:56:54">1/15/09</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30" text:date-value="2009-01-15T22:56:54">15/01/09</text:date><text:tab/><text:span text:style-name="Page_20_Number"><text:page-number text:select-page="current">13</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30" text:date-value="2009-01-15T22:56:54">15/01/09</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C-AG-</text:span><text:span text:style-name="Page_20_Number"><text:date style:data-style-name="N30" text:date-value="2009-01-15T22:56:54">15/01/09</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4.0</text:bookmark-ref> <text:bookmark-ref text:reference-format="text" text:ref-name="docname">Administration Guide</text:bookmark-ref></text:p>
      </style:header>
      <style:footer>
        <text:p text:style-name="P4"><text:page-number text:select-page="current">13</text:page-number><text:tab/><text:reference-ref text:reference-format="text" text:ref-name="did">AC-AG-</text:reference-ref>-<text:date style:data-style-name="N30" text:date-value="2009-01-15T22:56:54">1/15/09</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4.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9-01-15T22:56:54">1/15/09</text:date><text:tab/><text:page-number text:select-page="current">13</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4.0</text:bookmark-ref> <text:bookmark-ref text:reference-format="text" text:ref-name="docname">Administration Guide</text:bookmark-ref></text:p>
      </style:header>
      <style:footer>
        <text:p text:style-name="footereven"><text:span text:style-name="T2"><text:page-number text:select-page="current">13</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4.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13</text:page-number></text:span></text:p>
      </style:footer>
      <style:footer-left>
        <text:p text:style-name="footereven"><text:span text:style-name="T3"><text:page-number text:select-page="current">13</text:page-number></text:span><text:span text:style-name="T3"><text:tab/></text:span><text:span text:style-name="T3"><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3-05-13T14:59:00</meta:creation-date>
    <dc:creator>Mark Little</dc:creator>
    <dc:date>2009-01-15T22:56:53</dc:date>
    <meta:printed-by>Michael Musgrove</meta:printed-by>
    <meta:print-date>2008-06-16T14:51:20</meta:print-date>
    <dc:language>en-US</dc:language>
    <meta:editing-cycles>58</meta:editing-cycles>
    <meta:editing-duration>P1DT10H50M25S</meta:editing-duration>
    <meta:user-defined meta:name="Info 1"/>
    <meta:user-defined meta:name="Info 2"/>
    <meta:user-defined meta:name="Info 3"/>
    <meta:user-defined meta:name="Info 4"/>
    <meta:document-statistic meta:table-count="1" meta:image-count="1" meta:object-count="0" meta:page-count="13" meta:paragraph-count="198" meta:word-count="3761" meta:character-count="26076"/>
  </office:meta>
</office:document-meta>
</file>